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s" fo:country="MX" officeooo:rsid="001ae864" officeooo:paragraph-rsid="001ae864"/>
    </style:style>
    <style:style style:name="P2" style:family="paragraph" style:parent-style-name="Standard">
      <style:text-properties fo:language="es" fo:country="MX" officeooo:rsid="001b27db" officeooo:paragraph-rsid="001b27db"/>
    </style:style>
    <style:style style:name="T1" style:family="text">
      <style:text-properties officeooo:rsid="001b27db"/>
    </style:style>
    <style:style style:name="T2" style:family="text">
      <style:text-properties fo:language="es" fo:country="MX" fo:background-color="transparent" loext:char-shading-value="0" style:font-size-asian="10.5pt" loext:shadow="none"/>
    </style:style>
    <style:style style:name="T3" style:family="text">
      <style:text-properties fo:background-color="transparent" loext:char-shading-value="0" style:font-size-asian="10.5pt" loext:shadow="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daLife iglesia Bilingue</text:p>
      <text:p text:style-name="P1">Hasta que todos lleguemos a la unidad de la Fé</text:p>
      <text:p text:style-name="P1">Efesios 4:13</text:p>
      <text:p text:style-name="P1"/>
      <text:p text:style-name="P1"/>
      <text:p text:style-name="P1">Planea una visita <text:s text:c="32"/><text:span text:style-name="T3">¿Cómo podemos ayudarte?</text:span></text:p>
      <text:p text:style-name="P1"/>
      <text:p text:style-name="P1">Bienvenidos a VidaLife Cancun</text:p>
      <text:p text:style-name="P1"/>
      <text:p text:style-name="P1">Vida Life es una iglesia dinamica, vibrante y con una comunidad de creyentes que va en aumento . VidaLife tiene cuatro obras misioneras alrededor de Cancún, Mexico. La ubicacion de la iglesia del centro es muy accesible desde cualquier punto de Cancun, asi que estaremos muy felices de que nos visites. Ven a adorar al Señor con nosotros los domingos por la mañana. Los<text:span text:style-name="T1"> visitantes y recien llegados siempre son bienvenidos en VidaLife Cancun. Ya sea que vengas d evacaciones, que seas nuevo en el area o que hayas vivido aquí por muchos años, nos encantaría conocerte.</text:span></text:p>
      <text:p text:style-name="P1"/>
      <text:p text:style-name="P2">Ven y únete a nosotros mientras compartimos el evangelio,creamos discipulos, creamos unidad y celebramos la salvación.</text:p>
      <text:p text:style-name="P2"/>
      <text:p text:style-name="P2">Escucha enseñanza biblica sólida</text:p>
      <text:p text:style-name="P2">Sé parte de las misiones</text:p>
      <text:p text:style-name="P2">Vuélvete parte d ela comunidad</text:p>
      <text:p text:style-name="P2">Intégrate a algun evento próximo</text:p>
      <text:p text:style-name="P2"/>
      <text:p text:style-name="P2">Síguenos 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4T18:52:09.715000000</meta:creation-date>
    <dc:date>2016-06-21T13:09:26.908000000</dc:date>
    <meta:editing-duration>PT27M32S</meta:editing-duration>
    <meta:editing-cycles>2</meta:editing-cycles>
    <meta:generator>LibreOffice/5.1.2.2$Windows_x86 LibreOffice_project/d3bf12ecb743fc0d20e0be0c58ca359301eb705f</meta:generator>
    <meta:document-statistic meta:table-count="0" meta:image-count="0" meta:object-count="0" meta:page-count="1" meta:paragraph-count="12" meta:word-count="159" meta:character-count="1000" meta:non-whitespace-character-count="821"/>
  </office:meta>
</office:document-meta>
</file>